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162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 table:style-name="ce2" office:value-type="string" calcext:value-type="string">
            <text:p>Version 2</text:p>
          </table:table-cell>
          <table:table-cell table:style-name="ce1"/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days per jyear</text:p>
          </table:table-cell>
          <table:table-cell table:style-name="ce1" office:value-type="float" office:value="4332.59" calcext:value-type="float">
            <text:p>4332.59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years per jyear</text:p>
          </table:table-cell>
          <table:table-cell table:style-name="ce1" table:formula="of:=[.B2]/365.24" office:value-type="float" office:value="11.8623097141606" calcext:value-type="float">
            <text:p>11.8623097141606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hours per jyear</text:p>
          </table:table-cell>
          <table:table-cell table:style-name="ce1" table:formula="of:=24*[.B2]" office:value-type="float" office:value="103982.16" calcext:value-type="float">
            <text:p>103982.16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days per Europan orbital period (euop)</text:p>
          </table:table-cell>
          <table:table-cell table:style-name="ce1" office:value-type="float" office:value="3.551181" calcext:value-type="float">
            <text:p>3.551181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ours per euop</text:p>
          </table:table-cell>
          <table:table-cell table:formula="of:=24*[.B5]" office:value-type="float" office:value="85.228344" calcext:value-type="float">
            <text:p>85.2283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years per jye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dec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days per euyear</text:p>
          </table:table-cell>
          <table:table-cell table:formula="of:=[.B2]/[.B9]" office:value-type="float" office:value="361.049166666667" calcext:value-type="float">
            <text:p>361.049166666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months per euye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 yearle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weeks per eumonth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 orbital periods per euwee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days per euwe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 weekle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rs per weekleap (sleep period at end of euweek)</text:p>
          </table:table-cell>
          <table:table-cell table:formula="of:=[.B16]*[.B12]/60" office:value-type="float" office:value="2.45668799999999" calcext:value-type="float">
            <text:p>2.456687999999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rs per euday</text:p>
          </table:table-cell>
          <table:table-cell table:style-name="ce1" office:value-type="float" office:value="28" calcext:value-type="float">
            <text:p>28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hours per euweek/6</text:p>
          </table:table-cell>
          <table:table-cell table:style-name="ce3" table:formula="of:=[.B17]/6" office:value-type="float" office:value="28.409448" calcext:value-type="float">
            <text:p>28.409448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excess minutes after 28 hours</text:p>
          </table:table-cell>
          <table:table-cell table:style-name="ce3" table:formula="of:=([.B15]-[.B14])*60" office:value-type="float" office:value="24.5668799999999" calcext:value-type="float">
            <text:p>24.5668799999999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hours per euweek including weekleap = euop x 2</text:p>
          </table:table-cell>
          <table:table-cell table:formula="of:=2*[.B6]" office:value-type="float" office:value="170.456688" calcext:value-type="float">
            <text:p>170.4566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in week of 28-Hour Days</text:p>
          </table:table-cell>
          <table:table-cell table:formula="of:=6*28"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eumonth</text:p>
          </table:table-cell>
          <table:table-cell table:formula="of:=[.B17]*[.B10]" office:value-type="float" office:value="681.826752" calcext:value-type="float">
            <text:p>681.826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euyear</text:p>
          </table:table-cell>
          <table:table-cell table:formula="of:=[.B4]/12" office:value-type="float" office:value="8665.18" calcext:value-type="float">
            <text:p>8665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euyear, less yearleap</text:p>
          </table:table-cell>
          <table:table-cell table:formula="of:=[.B19]*[.B9]" office:value-type="float" office:value="8181.921024" calcext:value-type="float">
            <text:p>8181.921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yearleap</text:p>
          </table:table-cell>
          <table:table-cell table:formula="of:=[.B20]-[.B21]" office:value-type="float" office:value="483.258976000001" calcext:value-type="float">
            <text:p>483.258976000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days per yearleap (holiday at end of euyear)</text:p>
          </table:table-cell>
          <table:table-cell table:formula="of:=[.B22]/[.B14]" office:value-type="float" office:value="17.2592491428572" calcext:value-type="float">
            <text:p>17.2592491428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days / yearleap / eumonth (if distributed)</text:p>
          </table:table-cell>
          <table:table-cell table:formula="of:=[.B23]/[.B9]" office:value-type="float" office:value="1.43827076190477" calcext:value-type="float">
            <text:p>1.438270761904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leap days per jyear</text:p>
          </table:table-cell>
          <table:table-cell table:formula="of:=[.B23]*[.B7]" office:value-type="float" office:value="207.110989714286" calcext:value-type="float">
            <text:p>207.1109897142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ion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rs per leuday (long euday)</text:p>
          </table:table-cell>
          <table:table-cell table:formula="of:=[.B15]" office:value-type="float" office:value="28.409448" calcext:value-type="float">
            <text:p>28.4094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leuweek</text:p>
          </table:table-cell>
          <table:table-cell table:formula="of:=[.B28]*[.B12]" office:value-type="float" office:value="170.456688" calcext:value-type="float">
            <text:p>170.456688</text:p>
          </table:table-cell>
          <table:table-cell office:value-type="string" calcext:value-type="string">
            <text:p>6 leud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rs per leumonth</text:p>
          </table:table-cell>
          <table:table-cell table:formula="of:=[.B29]*[.B10]" office:value-type="float" office:value="681.826752" calcext:value-type="float">
            <text:p>681.826752</text:p>
          </table:table-cell>
          <table:table-cell office:value-type="string" calcext:value-type="string">
            <text:p>4 leuwee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rs per leuyear</text:p>
          </table:table-cell>
          <table:table-cell table:formula="of:=[.B30]*[.B9]" office:value-type="float" office:value="8181.921024" calcext:value-type="float">
            <text:p>8181.921024</text:p>
          </table:table-cell>
          <table:table-cell table:formula="of:=[.B31]/[.B28]" office:value-type="float" office:value="288" calcext:value-type="float">
            <text:p>288</text:p>
          </table:table-cell>
          <table:table-cell office:value-type="string" calcext:value-type="string">
            <text:p>leudays</text:p>
          </table:table-cell>
          <table:table-cell table:formula="of:=[.B31]/[.G31]*100" office:value-type="float" office:value="93.3369954825462" calcext:value-type="float">
            <text:p>93.3369954825462</text:p>
          </table:table-cell>
          <table:table-cell office:value-type="string" calcext:value-type="string">
            <text:p>% of</text:p>
          </table:table-cell>
          <table:table-cell table:formula="of:=365.25*24" office:value-type="float" office:value="8766" calcext:value-type="float">
            <text:p>8766</text:p>
          </table:table-cell>
          <table:table-cell office:value-type="string" calcext:value-type="string">
            <text:p>hours per Earth y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year/12</text:p>
          </table:table-cell>
          <table:table-cell table:formula="of:=[.B4]/12" office:value-type="float" office:value="8665.18" calcext:value-type="float">
            <text:p>8665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in hours</text:p>
          </table:table-cell>
          <table:table-cell table:formula="of:=[.B32]-[.B31]" office:value-type="float" office:value="483.258975999999" calcext:value-type="float">
            <text:p>483.258975999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in hours per jyear</text:p>
          </table:table-cell>
          <table:table-cell table:formula="of:=12*[.B33]" office:value-type="float" office:value="5799.10771199999" calcext:value-type="float">
            <text:p>5799.10771199999</text:p>
          </table:table-cell>
          <table:table-cell table:formula="of:=[.B34]/[.B28]" office:value-type="float" office:value="204.126025679907" calcext:value-type="float">
            <text:p>204.126025679907</text:p>
          </table:table-cell>
          <table:table-cell office:value-type="string" calcext:value-type="string">
            <text:p>leudays</text:p>
          </table:table-cell>
          <table:table-cell table:formula="of:=[.C34]/6" office:value-type="float" office:value="34.0210042799845" calcext:value-type="float">
            <text:p>34.0210042799845</text:p>
          </table:table-cell>
          <table:table-cell office:value-type="string" calcext:value-type="string">
            <text:p>leuweeks</text:p>
          </table:table-cell>
          <table:table-cell table:formula="of:=[.E34]/4" office:value-type="float" office:value="8.50525106999614" calcext:value-type="float">
            <text:p>8.50525106999614</text:p>
          </table:table-cell>
          <table:table-cell office:value-type="string" calcext:value-type="string">
            <text:p>leumonth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relate leuyear to jyear?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plu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34]-[.C35]" office:value-type="float" office:value="0.126025679907258" calcext:value-type="float">
            <text:p>0.1260256799072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6]*[.B28]" office:value-type="float" office:value="3.58031999998989" calcext:value-type="float">
            <text:p>3.58031999998989</text:p>
          </table:table-cell>
          <table:table-cell office:value-type="string" calcext:value-type="string">
            <text:p>Excess hours per intercalary year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8">00/00/0000</text:date>, <text:time style:data-style-name="N2" text:time-value="00:58:12.387220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8:33:46.701511145</meta:creation-date>
    <meta:generator>LibreOffice/5.4.1.2$Linux_X86_64 LibreOffice_project/40m0$Build-2</meta:generator>
    <dc:date>2017-10-28T01:14:57.528306207</dc:date>
    <meta:editing-duration>PT3H59M37S</meta:editing-duration>
    <meta:editing-cycles>36</meta:editing-cycles>
    <meta:print-date>2017-10-05T02:11:50.679794679</meta:print-date>
    <meta:document-statistic meta:table-count="1" meta:cell-count="89" meta:object-count="0"/>
  </office:meta>
</office:document-meta>
</file>